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officeooo:rsid="0027b017" officeooo:paragraph-rsid="00341e8c"/>
    </style:style>
    <style:style style:name="P3" style:family="paragraph" style:parent-style-name="Standard">
      <style:text-properties fo:language="en" fo:country="US" fo:font-style="italic" officeooo:rsid="0027b017" style:font-style-asian="italic" style:font-style-complex="italic"/>
    </style:style>
    <style:style style:name="P4" style:family="paragraph" style:parent-style-name="Standard">
      <style:text-properties fo:language="en" fo:country="US" officeooo:rsid="00329128" officeooo:paragraph-rsid="00329128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f2d33"/>
    </style:style>
    <style:style style:name="P7" style:family="paragraph" style:parent-style-name="Standard">
      <style:text-properties officeooo:paragraph-rsid="002fc059"/>
    </style:style>
    <style:style style:name="P8" style:family="paragraph" style:parent-style-name="Standard">
      <style:text-properties officeooo:paragraph-rsid="0027b017"/>
    </style:style>
    <style:style style:name="P9" style:family="paragraph" style:parent-style-name="Standard">
      <style:text-properties officeooo:paragraph-rsid="00341e8c"/>
    </style:style>
    <style:style style:name="P10" style:family="paragraph" style:parent-style-name="Standard">
      <style:text-properties officeooo:paragraph-rsid="0034bb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fo:language="en" fo:country="US" officeooo:rsid="00341e8c"/>
    </style:style>
    <style:style style:name="T16" style:family="text">
      <style:text-properties fo:language="en" fo:country="US" officeooo:rsid="0034bb65"/>
    </style:style>
    <style:style style:name="T17" style:family="text">
      <style:text-properties officeooo:rsid="00216b98"/>
    </style:style>
    <style:style style:name="T18" style:family="text">
      <style:text-properties style:text-position="super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f2d33"/>
    </style:style>
    <style:style style:name="T21" style:family="text">
      <style:text-properties fo:language="ru" fo:country="RU" officeooo:rsid="002f2d33"/>
    </style:style>
    <style:style style:name="T22" style:family="text">
      <style:text-properties officeooo:rsid="00323423"/>
    </style:style>
    <style:style style:name="T23" style:family="text">
      <style:text-properties officeooo:rsid="00341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. Source file length: ~2Gb</text:p>
      <text:p text:style-name="Standard"><text:span text:style-name="T2">M</text:span><text:span text:style-name="T1">ax. database line number: ? 32000</text:span></text:p>
      <text:p text:style-name="Standard"/>
      <text:p text:style-name="P5"><text:span text:style-name="T2">1. </text:span>CSV content:</text:p>
      <text:p text:style-name="Standard"/>
      <text:p text:style-name="Standard"><text:span text:style-name="T17"><text:tab/>1) </text:span>Encoding – according to "CodePage" setting in the EscPosParser2.exe.config file (default "866")</text:p>
      <text:p text:style-name="Standard"><text:span text:style-name="T17"><text:tab/>2) </text:span>Column divider - according to "CSVdelimiter" setting in the EscPosParser2.exe.config file (default ";")</text:p>
      <text:p text:style-name="Standard"/>
      <text:p text:style-name="P5"><text:span text:style-name="T2">2. </text:span>Command data base columns:</text:p>
      <text:p text:style-name="Standard"><text:span text:style-name="T17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Standard"><text:span text:style-name="T12"><text:tab/></text:span><text:span text:style-name="T15">2</text:span><text:span text:style-name="T13">) </text:span><text:span text:style-name="T12">Command description – </text:span><text:span text:style-name="T3">description of command, parameter or predefined parameter</text:span></text:p>
      <text:p text:style-name="P6"><text:span text:style-name="T3"><text:tab/></text:span><text:span text:style-name="T15">3</text:span><text:span text:style-name="T11">) Command </text:span><text:span text:style-name="T21">parameter size </text:span><text:span text:style-name="T11">(DEC) – </text:span><text:span text:style-name="T12">length of the parameter [byte]</text:span></text:p>
      <text:p text:style-name="Standard"><text:tab/><text:span text:style-name="T23">4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Standard"><text:tab/><text:span text:style-name="T23">5) </text:span><text:span text:style-name="T12">Command p</text:span>arameter value (dec) – <text:span text:style-name="T3">predefined parameter values if any.</text:span></text:p>
      <text:p text:style-name="P7"><text:span text:style-name="T17"><text:tab/>6) R</text:span><text:span text:style-name="T12">eply</text:span><text:span text:style-name="T11"> </text:span><text:span text:style-name="T21">parameter size </text:span><text:span text:style-name="T11">(DEC) – </text:span><text:span text:style-name="T12">length of the parameter [byte]</text:span></text:p>
      <text:p text:style-name="P7"><text:tab/><text:span text:style-name="T12">7</text:span><text:span text:style-name="T17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7"><text:tab/><text:span text:style-name="T12">8</text:span><text:span text:style-name="T20">) R</text:span><text:span text:style-name="T12">eply p</text:span>arameter value (dec) – <text:span text:style-name="T3">predefined parameter values if any.</text:span></text:p>
      <text:p text:style-name="P7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6"><text:span text:style-name="T12"><text:tab/>10</text:span><text:span text:style-name="T17">) C</text:span>omments – always ignored. <text:span text:style-name="T4">Needed only for correct CSV </text:span><text:span text:style-name="T15">processing</text:span><text:span text:style-name="T4">.</text:span></text:p>
      <text:p text:style-name="Standard"><text:tab/>All other columns ignored.</text:p>
      <text:p text:style-name="Standard"/>
      <text:p text:style-name="Standard"><text:span text:style-name="T6">3</text:span><text:span text:style-name="T5">. </text:span><text:span text:style-name="T19">Possible </text:span><text:span text:style-name="T6">parameter</text:span><text:span text:style-name="T19"> types:</text:span></text:p>
      <text:p text:style-name="P9"><text:tab/><text:span text:style-name="T17">1) string</text:span> –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 </text:span><text:span text:style-name="T10">if printable</text:span><text:span text:style-name="T8">.</text:span></text:p>
      <text:p text:style-name="P7"><text:span text:style-name="T17"><text:tab/>2) number</text:span> – <text:span text:style-name="T22">int number</text:span><text:span text:style-name="T7"> displayed, </text:span><text:span text:style-name="T16">last significant byte</text:span><text:span text:style-name="T7">.</text:span></text:p>
      <text:p text:style-name="P10"><text:span text:style-name="T16"><text:tab/>3</text:span><text:span text:style-name="T13">) number_</text:span><text:span text:style-name="T16">invert</text:span><text:span text:style-name="T7"> – </text:span><text:span text:style-name="T14">int number</text:span><text:span text:style-name="T7"> displayed, </text:span><text:span text:style-name="T16">first significant byte</text:span><text:span text:style-name="T7">.</text:span></text:p>
      <text:p text:style-name="P10"><text:span text:style-name="T16"><text:tab/>4</text:span><text:span text:style-name="T13">) </text:span><text:span text:style-name="T16">money</text:span><text:span text:style-name="T7"> – </text:span><text:span text:style-name="T16">float</text:span><text:span text:style-name="T14"> number</text:span><text:span text:style-name="T7"> displayed, </text:span><text:span text:style-name="T16">last significant byte</text:span><text:span text:style-name="T7">.</text:span></text:p>
      <text:p text:style-name="P10"><text:span text:style-name="T16"><text:tab/>5</text:span><text:span text:style-name="T13">) </text:span><text:span text:style-name="T16">money</text:span><text:span text:style-name="T13">_</text:span><text:span text:style-name="T16">invert</text:span><text:span text:style-name="T7"> – </text:span><text:span text:style-name="T16">float</text:span><text:span text:style-name="T14"> number</text:span><text:span text:style-name="T7"> displayed, </text:span><text:span text:style-name="T16">first significant byte</text:span><text:span text:style-name="T7">.</text:span></text:p>
      <text:p text:style-name="P9"><text:span text:style-name="T16"><text:tab/>6</text:span><text:span text:style-name="T23">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</text:span><text:span text:style-name="T8"> </text:span><text:span text:style-name="T10">if printable</text:span><text:span text:style-name="T7">.</text:span></text:p>
      <text:p text:style-name="P7"><text:span text:style-name="T17"><text:tab/></text:span><text:span text:style-name="T16">7</text:span><text:span text:style-name="T17">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4"/>
      <text:p text:style-name="P3"/>
      <text:p text:style-name="P5"><text:span text:style-name="T10">6</text:span><text:span text:style-name="T2">. </text:span>Command data base structure:</text:p>
      <text:p text:style-name="P1"><text:tab/>Each command or parameter must have it’s 1<text:span text:style-name="T18">st</text:span> line clear <text:span text:style-name="T23">except</text:span> “Description”.</text:p>
      <text:p text:style-name="P2"><text:tab/>Each parameter may have several predefined values to define proper description <text:span text:style-name="T23">on the lines <text:tab/><text:tab/>next to parameter definition</text:span>.</text:p>
      <text:p text:style-name="P2"><text:s/><text:tab/>Description for predefined value is added to description of the parameter in the program <text:tab/><text:tab/><text:tab/>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8"><text:tab/><text:span text:style-name="T22">Parameter size can be a number or "?" - then it's size assumed as "till the end of the frame" minus all following parameter siz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27S</meta:editing-duration>
    <meta:editing-cycles>22</meta:editing-cycles>
    <meta:generator>LibreOffice/5.4.4.2$Windows_X86_64 LibreOffice_project/2524958677847fb3bb44820e40380acbe820f960</meta:generator>
    <dc:date>2018-04-23T17:55:42.770000000</dc:date>
    <meta:document-statistic meta:table-count="0" meta:image-count="0" meta:object-count="0" meta:page-count="1" meta:paragraph-count="32" meta:word-count="318" meta:character-count="2157" meta:non-whitespace-character-count="1823"/>
    <meta:user-defined meta:name="Info 1"/>
    <meta:user-defined meta:name="Info 2"/>
    <meta:user-defined meta:name="Info 3"/>
    <meta:user-defined meta:name="Info 4"/>
  </office:meta>
</office:document-meta>
</file>